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e15f4" officeooo:paragraph-rsid="000fba0e"/>
    </style:style>
    <style:style style:name="P2" style:family="paragraph" style:parent-style-name="Standard">
      <style:text-properties officeooo:rsid="000e15f4" officeooo:paragraph-rsid="000fba0e"/>
    </style:style>
    <style:style style:name="P3" style:family="paragraph" style:parent-style-name="Standard">
      <style:text-properties officeooo:rsid="000e15f4" officeooo:paragraph-rsid="000ffa6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<text:soft-page-break/>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<text:soft-page-break/>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<text:soft-page-break/>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<text:soft-page-break/>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<text:soft-page-break/>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<text:soft-page-break/>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<text:soft-page-break/>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<text:soft-page-break/>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<text:soft-page-break/>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<text:soft-page-break/>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<text:soft-page-break/>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<text:soft-page-break/>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<text:soft-page-break/>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<text:soft-page-break/>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<text:soft-page-break/>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<text:soft-page-break/>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<text:soft-page-break/>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<text:soft-page-break/>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<text:soft-page-break/>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<text:soft-page-break/>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<text:soft-page-break/>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<text:soft-page-break/>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<text:soft-page-break/>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<text:soft-page-break/>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<text:soft-page-break/>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<text:soft-page-break/>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<text:soft-page-break/>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<text:soft-page-break/>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<text:soft-page-break/>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<text:soft-page-break/>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<text:soft-page-break/>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<text:soft-page-break/>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<text:soft-page-break/>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<text:soft-page-break/>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<text:soft-page-break/>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<text:soft-page-break/>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<text:soft-page-break/>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<text:soft-page-break/>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<text:soft-page-break/>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<text:soft-page-break/>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<text:soft-page-break/>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<text:soft-page-break/>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<text:soft-page-break/>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<text:soft-page-break/>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<text:soft-page-break/>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<text:soft-page-break/>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<text:soft-page-break/>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<text:soft-page-break/>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<text:soft-page-break/>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<text:soft-page-break/>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<text:soft-page-break/>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<text:soft-page-break/>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<text:soft-page-break/>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<text:soft-page-break/>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<text:soft-page-break/>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<text:soft-page-break/>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<text:soft-page-break/>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<text:soft-page-break/>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<text:soft-page-break/>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<text:soft-page-break/>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<text:soft-page-break/>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<text:soft-page-break/>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<text:soft-page-break/>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<text:soft-page-break/>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<text:soft-page-break/>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<text:soft-page-break/>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<text:soft-page-break/>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<text:soft-page-break/>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<text:soft-page-break/>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<text:soft-page-break/>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<text:soft-page-break/>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<text:soft-page-break/>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<text:soft-page-break/>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<text:soft-page-break/>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<text:soft-page-break/>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<text:soft-page-break/>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<text:soft-page-break/>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<text:soft-page-break/>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<text:soft-page-break/>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<text:soft-page-break/>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<text:soft-page-break/>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<text:soft-page-break/>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<text:soft-page-break/>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<text:soft-page-break/>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<text:soft-page-break/>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<text:soft-page-break/>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<text:soft-page-break/>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<text:soft-page-break/>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<text:soft-page-break/>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<text:soft-page-break/>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<text:soft-page-break/>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<text:soft-page-break/>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<text:soft-page-break/>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<text:soft-page-break/>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<text:soft-page-break/>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<text:soft-page-break/>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<text:soft-page-break/>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<text:soft-page-break/>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<text:soft-page-break/>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<text:soft-page-break/>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<text:soft-page-break/>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<text:soft-page-break/>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<text:soft-page-break/>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<text:soft-page-break/>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<text:soft-page-break/>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<text:soft-page-break/>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<text:soft-page-break/>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<text:soft-page-break/>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<text:soft-page-break/>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<text:soft-page-break/>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<text:soft-page-break/>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<text:soft-page-break/>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<text:soft-page-break/>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<text:soft-page-break/>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<text:soft-page-break/>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<text:soft-page-break/>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<text:soft-page-break/>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<text:soft-page-break/>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<text:soft-page-break/>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<text:soft-page-break/>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<text:soft-page-break/>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<text:soft-page-break/>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<text:soft-page-break/>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<text:soft-page-break/>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<text:soft-page-break/>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<text:soft-page-break/>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<text:soft-page-break/>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<text:soft-page-break/>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<text:soft-page-break/>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<text:soft-page-break/>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<text:soft-page-break/>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<text:soft-page-break/>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<text:soft-page-break/>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<text:soft-page-break/>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<text:soft-page-break/>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<text:soft-page-break/>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<text:soft-page-break/>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<text:soft-page-break/>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<text:soft-page-break/>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<text:soft-page-break/>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<text:soft-page-break/>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<text:soft-page-break/>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<text:soft-page-break/>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<text:soft-page-break/>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<text:soft-page-break/>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<text:soft-page-break/>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<text:soft-page-break/>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<text:soft-page-break/>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<text:soft-page-break/>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<text:soft-page-break/>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<text:soft-page-break/>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<text:soft-page-break/>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<text:soft-page-break/>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<text:soft-page-break/>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<text:soft-page-break/>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<text:soft-page-break/>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<text:soft-page-break/>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<text:soft-page-break/>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<text:soft-page-break/>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<text:soft-page-break/>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<text:soft-page-break/>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<text:soft-page-break/>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<text:soft-page-break/>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<text:soft-page-break/>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<text:soft-page-break/>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<text:soft-page-break/>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<text:soft-page-break/>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<text:soft-page-break/>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<text:soft-page-break/>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<text:soft-page-break/>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<text:soft-page-break/>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<text:soft-page-break/>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<text:soft-page-break/>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<text:soft-page-break/>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<text:soft-page-break/>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<text:soft-page-break/>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<text:soft-page-break/>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<text:soft-page-break/>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<text:soft-page-break/>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<text:soft-page-break/>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<text:soft-page-break/>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<text:soft-page-break/>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<text:soft-page-break/>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<text:soft-page-break/>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<text:soft-page-break/>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<text:soft-page-break/>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<text:soft-page-break/>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<text:soft-page-break/>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<text:soft-page-break/>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<text:soft-page-break/>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<text:soft-page-break/>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<text:soft-page-break/>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<text:soft-page-break/>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<text:soft-page-break/>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<text:soft-page-break/>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</text:p>
      <text:p text:style-name="P3"><text:soft-page-break/>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<text:soft-page-break/>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<text:soft-page-break/>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<text:soft-page-break/>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<text:soft-page-break/>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<text:soft-page-break/>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<text:soft-page-break/>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<text:soft-page-break/>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<text:soft-page-break/>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<text:soft-page-break/>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<text:soft-page-break/>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<text:soft-page-break/>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<text:soft-page-break/>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<text:soft-page-break/>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<text:soft-page-break/>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<text:soft-page-break/>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<text:soft-page-break/>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<text:soft-page-break/>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<text:soft-page-break/>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<text:soft-page-break/>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<text:soft-page-break/>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<text:soft-page-break/>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<text:soft-page-break/>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<text:soft-page-break/>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<text:soft-page-break/>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<text:soft-page-break/>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<text:soft-page-break/>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<text:soft-page-break/>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<text:soft-page-break/>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<text:soft-page-break/>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<text:soft-page-break/>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<text:soft-page-break/>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<text:soft-page-break/>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<text:soft-page-break/>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<text:soft-page-break/>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<text:soft-page-break/>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<text:soft-page-break/>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<text:soft-page-break/>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<text:soft-page-break/>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<text:soft-page-break/>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<text:soft-page-break/>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<text:soft-page-break/>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<text:soft-page-break/>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<text:soft-page-break/>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<text:soft-page-break/>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<text:soft-page-break/>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<text:soft-page-break/>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<text:soft-page-break/>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<text:soft-page-break/>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<text:soft-page-break/>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<text:soft-page-break/>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<text:soft-page-break/>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<text:soft-page-break/>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<text:soft-page-break/>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<text:soft-page-break/>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<text:soft-page-break/>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<text:soft-page-break/>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<text:soft-page-break/>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<text:soft-page-break/>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<text:soft-page-break/>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<text:soft-page-break/>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<text:soft-page-break/>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<text:soft-page-break/>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<text:soft-page-break/>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<text:soft-page-break/>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<text:soft-page-break/>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<text:soft-page-break/>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<text:soft-page-break/>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<text:soft-page-break/>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<text:soft-page-break/>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<text:soft-page-break/>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<text:soft-page-break/>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<text:soft-page-break/>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<text:soft-page-break/>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<text:soft-page-break/>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<text:soft-page-break/>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<text:soft-page-break/>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<text:soft-page-break/>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<text:soft-page-break/>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<text:soft-page-break/>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<text:soft-page-break/>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<text:soft-page-break/>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<text:soft-page-break/>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<text:soft-page-break/>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<text:soft-page-break/>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<text:soft-page-break/>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<text:soft-page-break/>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<text:soft-page-break/>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<text:soft-page-break/>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<text:soft-page-break/>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<text:soft-page-break/>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<text:soft-page-break/>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<text:soft-page-break/>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<text:soft-page-break/>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<text:soft-page-break/>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<text:soft-page-break/>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<text:soft-page-break/>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<text:soft-page-break/>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<text:soft-page-break/>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<text:soft-page-break/>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<text:soft-page-break/>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<text:soft-page-break/>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<text:soft-page-break/>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<text:soft-page-break/>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<text:soft-page-break/>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<text:soft-page-break/>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<text:soft-page-break/>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<text:soft-page-break/>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<text:soft-page-break/>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<text:soft-page-break/>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<text:soft-page-break/>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<text:soft-page-break/>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<text:soft-page-break/>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<text:soft-page-break/>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<text:soft-page-break/>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<text:soft-page-break/>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<text:soft-page-break/>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<text:soft-page-break/>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<text:soft-page-break/>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<text:soft-page-break/>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<text:soft-page-break/>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<text:soft-page-break/>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<text:soft-page-break/>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<text:soft-page-break/>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<text:soft-page-break/>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<text:soft-page-break/>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<text:soft-page-break/>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<text:soft-page-break/>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<text:soft-page-break/>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<text:soft-page-break/>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<text:soft-page-break/>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<text:soft-page-break/>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<text:soft-page-break/>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<text:soft-page-break/>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<text:soft-page-break/>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<text:soft-page-break/>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<text:soft-page-break/>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<text:soft-page-break/>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<text:soft-page-break/>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<text:soft-page-break/>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<text:soft-page-break/>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<text:soft-page-break/>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<text:soft-page-break/>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<text:soft-page-break/>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<text:soft-page-break/>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<text:soft-page-break/>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<text:soft-page-break/>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<text:soft-page-break/>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<text:soft-page-break/>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<text:soft-page-break/>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<text:soft-page-break/>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<text:soft-page-break/>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<text:soft-page-break/>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<text:soft-page-break/>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<text:soft-page-break/>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<text:soft-page-break/>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<text:soft-page-break/>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<text:soft-page-break/>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<text:soft-page-break/>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<text:soft-page-break/>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<text:soft-page-break/>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<text:soft-page-break/>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<text:soft-page-break/>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<text:soft-page-break/>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<text:soft-page-break/>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<text:soft-page-break/>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<text:soft-page-break/>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<text:soft-page-break/>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<text:soft-page-break/>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<text:soft-page-break/>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<text:soft-page-break/>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<text:soft-page-break/>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<text:soft-page-break/>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<text:soft-page-break/>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<text:soft-page-break/>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<text:soft-page-break/>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<text:soft-page-break/>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<text:soft-page-break/>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<text:soft-page-break/>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<text:soft-page-break/>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<text:soft-page-break/>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<text:soft-page-break/>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<text:soft-page-break/>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<text:soft-page-break/>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<text:soft-page-break/>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<text:soft-page-break/>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<text:soft-page-break/>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<text:soft-page-break/>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<text:soft-page-break/>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<text:soft-page-break/>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<text:soft-page-break/>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<text:soft-page-break/>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<text:soft-page-break/>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<text:soft-page-break/>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<text:soft-page-break/>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<text:soft-page-break/>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</text:p>
      <text:p text:style-name="P1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8T07:45:54.374478233</meta:creation-date>
    <dc:date>2024-11-18T07:52:11.381823468</dc:date>
    <meta:editing-duration>PT2M37S</meta:editing-duration>
    <meta:editing-cycles>3</meta:editing-cycles>
    <meta:generator>LibreOffice/7.6.0.3$Linux_X86_64 LibreOffice_project/60$Build-3</meta:generator>
    <meta:document-statistic meta:table-count="0" meta:image-count="0" meta:object-count="0" meta:page-count="393" meta:paragraph-count="2" meta:word-count="2" meta:character-count="1759207" meta:non-whitespace-character-count="1759207"/>
  </office:meta>
</office:document-meta>
</file>